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Hiragino Mincho ProN" svg:font-family="'Hiragino Mincho ProN'" style:font-family-generic="system" style:font-pitch="variable"/>
    <style:font-face style:name="KacstOne" svg:font-family="KacstOne" style:font-family-generic="roman" style:font-pitch="variable"/>
    <style:font-face style:name="KacstOne1" svg:font-family="KacstOne"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udir MT" svg:font-family="'Mudir MT'"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aditional Arabic" svg:font-family="'Traditional Arabic'" style:font-family-generic="system" style:font-pitch="variable"/>
  </office:font-face-decls>
  <office:automatic-styles>
    <style:style style:name="Table1" style:family="table">
      <style:table-properties style:width="1.2882in" fo:margin-left="0.075in" fo:margin-top="0in" fo:margin-bottom="0in" table:align="left" style:may-break-between-rows="false" style:writing-mode="rl-tb"/>
    </style:style>
    <style:style style:name="Table1.A" style:family="table-column">
      <style:table-column-properties style:column-width="1.2882in"/>
    </style:style>
    <style:style style:name="Table1.1" style:family="table-row">
      <style:table-row-properties style:min-row-height="3.6389in" fo:keep-together="always"/>
    </style:style>
    <style:style style:name="Table1.A1" style:family="table-cell">
      <style:table-cell-properties style:vertical-align="bottom" fo:padding-left="0.075in" fo:padding-right="0.075in" fo:padding-top="0in" fo:padding-bottom="0in" fo:border="none" loext:writing-mode="bt-lr"/>
    </style:style>
    <style:style style:name="Table1" style:family="table">
      <style:table-properties style:width="1.2882in" fo:margin-left="0.075in" fo:margin-top="0in" fo:margin-bottom="0in" table:align="left" style:may-break-between-rows="false" style:writing-mode="rl-tb"/>
    </style:style>
    <style:style style:name="Table1.A" style:family="table-column">
      <style:table-column-properties style:column-width="1.2882in"/>
    </style:style>
    <style:style style:name="Table1.1" style:family="table-row">
      <style:table-row-properties style:min-row-height="3.6389in" fo:keep-together="always"/>
    </style:style>
    <style:style style:name="Table1.A1" style:family="table-cell">
      <style:table-cell-properties style:vertical-align="bottom" fo:padding-left="0.075in" fo:padding-right="0.075in" fo:padding-top="0in" fo:padding-bottom="0in" fo:border="none" loext:writing-mode="bt-lr"/>
    </style:style>
    <style:style style:name="Table2" style:family="table" style:master-page-name="First_20_Page">
      <style:table-properties style:width="6.75in" fo:margin-left="0in" fo:margin-top="0in" fo:margin-bottom="0in" style:page-number="auto" table:align="left" style:writing-mode="rl-tb"/>
    </style:style>
    <style:style style:name="Table2.A" style:family="table-column">
      <style:table-column-properties style:column-width="1.5993in"/>
    </style:style>
    <style:style style:name="Table2.B" style:family="table-column">
      <style:table-column-properties style:column-width="5.15in"/>
    </style:style>
    <style:style style:name="Table2.1" style:family="table-row">
      <style:table-row-properties style:min-row-height="2.8792in" fo:keep-together="auto"/>
    </style:style>
    <style:style style:name="Table2.A1" style:family="table-cell">
      <style:table-cell-properties fo:padding-left="0.075in" fo:padding-right="0.075in" fo:padding-top="0in" fo:padding-bottom="0in" fo:border="0.5pt solid #000000" style:writing-mode="rl-tb"/>
    </style:style>
    <style:style style:name="Table1" style:family="table">
      <style:table-properties style:width="1.2882in" fo:margin-left="0.075in" fo:margin-top="0in" fo:margin-bottom="0in" table:align="left" style:may-break-between-rows="false" style:writing-mode="rl-tb"/>
    </style:style>
    <style:style style:name="Table1.A" style:family="table-column">
      <style:table-column-properties style:column-width="1.2882in"/>
    </style:style>
    <style:style style:name="Table1.1" style:family="table-row">
      <style:table-row-properties style:min-row-height="3.6389in" fo:keep-together="always"/>
    </style:style>
    <style:style style:name="Table1.A1" style:family="table-cell">
      <style:table-cell-properties style:vertical-align="bottom" fo:padding-left="0.075in" fo:padding-right="0.075in" fo:padding-top="0in" fo:padding-bottom="0in" fo:border="none" loext:writing-mode="bt-lr"/>
    </style:style>
    <style:style style:name="P1" style:family="paragraph" style:parent-style-name="Footer">
      <style:paragraph-properties fo:text-align="center" style:justify-single-word="false"/>
    </style:style>
    <style:style style:name="P2" style:family="paragraph" style:parent-style-name="Header">
      <style:paragraph-properties fo:margin-left="0in" fo:margin-right="0in" fo:text-indent="0.25in" style:auto-text-indent="false"/>
    </style:style>
    <style:style style:name="P3" style:family="paragraph" style:parent-style-name="Header">
      <style:paragraph-properties fo:margin-left="0in" fo:margin-right="0in" fo:text-align="center" style:justify-single-word="false" fo:text-indent="0.25in" style:auto-text-indent="false"/>
      <style:text-properties style:font-name="Arial" fo:font-size="12pt" style:font-size-asian="12pt" style:font-name-complex="Arial1" style:font-size-complex="12pt"/>
    </style:style>
    <style:style style:name="P4" style:family="paragraph" style:parent-style-name="Standard">
      <style:paragraph-properties fo:margin-left="0in" fo:margin-right="0in" fo:text-align="end" style:justify-single-word="false" fo:orphans="0" fo:widows="0" fo:text-indent="0.2508in" style:auto-text-indent="false">
        <style:tab-stops>
          <style:tab-stop style:position="0.811in" style:type="right"/>
        </style:tab-stops>
      </style:paragraph-properties>
    </style:style>
    <style:style style:name="P5" style:family="paragraph" style:parent-style-name="Standard">
      <style:paragraph-properties fo:margin-left="0in" fo:margin-right="0in" fo:text-align="end" style:justify-single-word="false" fo:orphans="0" fo:widows="0" fo:text-indent="0.3492in" style:auto-text-indent="false">
        <style:tab-stops>
          <style:tab-stop style:position="0.811in" style:type="right"/>
        </style:tab-stops>
      </style:paragraph-properties>
    </style:style>
    <style:style style:name="P6" style:family="paragraph" style:parent-style-name="Standard">
      <style:paragraph-properties fo:text-align="center" style:justify-single-word="false" fo:orphans="0" fo:widows="0"/>
    </style:style>
    <style:style style:name="P7" style:family="paragraph" style:parent-style-name="Standard">
      <style:paragraph-properties fo:margin-top="0in" fo:margin-bottom="0.0835in" style:contextual-spacing="false" fo:text-align="center" style:justify-single-word="false" fo:orphans="0" fo:widows="0"/>
    </style:style>
    <style:style style:name="P8" style:family="paragraph" style:parent-style-name="Standard">
      <style:paragraph-properties fo:margin-left="0in" fo:margin-right="0in" fo:margin-top="0.1665in" fo:margin-bottom="0.0835in" style:contextual-spacing="false" fo:text-align="center" style:justify-single-word="false" fo:orphans="0" fo:widows="0" fo:text-indent="0.2209in" style:auto-text-indent="false"/>
    </style:style>
    <style:style style:name="P9" style:family="paragraph" style:parent-style-name="Standard">
      <style:paragraph-properties fo:margin-top="0.1665in" fo:margin-bottom="0.0835in" style:contextual-spacing="false" fo:text-align="center" style:justify-single-word="false" fo:orphans="0" fo:widows="0"/>
    </style:style>
    <style:style style:name="P10" style:family="paragraph" style:parent-style-name="Standard">
      <style:paragraph-properties fo:margin-left="0in" fo:margin-right="0in" fo:margin-top="0.1665in" fo:margin-bottom="0.0835in" style:contextual-spacing="false" fo:text-align="center" style:justify-single-word="false" fo:orphans="0" fo:widows="0" fo:text-indent="0.122in" style:auto-text-indent="false"/>
    </style:style>
    <style:style style:name="P11" style:family="paragraph" style:parent-style-name="Standard">
      <style:paragraph-properties fo:text-align="center" style:justify-single-word="false" fo:orphans="0" fo:widows="0" style:border-line-width-bottom="0.0102in 0.0102in 0.0102in" fo:padding-left="0in" fo:padding-right="0in" fo:padding-top="0in" fo:padding-bottom="0.0138in" fo:border-left="none" fo:border-right="none" fo:border-top="none" fo:border-bottom="2.24pt double #000000"/>
      <style:text-properties style:font-name="Arial" fo:font-size="12pt" style:text-underline-style="solid" style:text-underline-width="auto" style:text-underline-color="font-color" style:letter-kerning="true" style:font-size-asian="12pt" style:font-name-complex="Arial1" style:font-size-complex="12pt" style:language-complex="ar" style:country-complex="MA"/>
    </style:style>
    <style:style style:name="P12" style:family="paragraph" style:parent-style-name="Standard">
      <style:paragraph-properties fo:text-align="justify" style:justify-single-word="false" fo:orphans="0" fo:widows="0"/>
      <style:text-properties style:font-name="Arial" fo:font-size="12pt" style:letter-kerning="true" style:font-size-asian="12pt" style:font-name-complex="Arial1" style:font-size-complex="12pt" style:language-complex="ar" style:country-complex="MA"/>
    </style:style>
    <style:style style:name="P13" style:family="paragraph" style:parent-style-name="Standard">
      <style:paragraph-properties fo:text-align="center" style:justify-single-word="false" fo:orphans="0" fo:widows="0"/>
      <style:text-properties style:font-name="Arial" fo:font-size="12pt" style:letter-kerning="true" style:font-size-asian="12pt" style:font-name-complex="Arial1" style:font-size-complex="12pt" style:language-complex="ar" style:country-complex="MA"/>
    </style:style>
    <style:style style:name="P14" style:family="paragraph" style:parent-style-name="Standard">
      <style:paragraph-properties fo:margin-left="0in" fo:margin-right="0.0783in" fo:text-align="center" style:justify-single-word="false" fo:orphans="0" fo:widows="0" fo:text-indent="0in" style:auto-text-indent="false" style:writing-mode="lr-tb"/>
      <style:text-properties style:font-name="Arial" fo:font-size="12pt" style:letter-kerning="true" style:font-size-asian="12pt" style:font-name-complex="Arial1" style:font-size-complex="12pt" style:language-complex="ar" style:country-complex="MA"/>
    </style:style>
    <style:style style:name="P15" style:family="paragraph" style:parent-style-name="Standard">
      <style:paragraph-properties fo:orphans="0" fo:widows="0"/>
      <style:text-properties style:font-name="Arial" fo:font-size="4pt" style:font-size-asian="4pt" style:font-name-complex="Arial1" style:font-size-complex="4pt" style:language-complex="ar" style:country-complex="MA"/>
    </style:style>
    <style:style style:name="P16" style:family="paragraph" style:parent-style-name="Standard">
      <style:paragraph-properties fo:orphans="0" fo:widows="0"/>
      <style:text-properties style:font-name="Arial" fo:font-size="14pt" style:text-underline-style="solid" style:text-underline-width="auto" style:text-underline-color="font-color" style:font-size-asian="14pt" style:font-name-complex="Arial1" style:font-size-complex="14pt" style:language-complex="ar" style:country-complex="MA"/>
    </style:style>
    <style:style style:name="P17" style:family="paragraph" style:parent-style-name="Standard">
      <style:paragraph-properties fo:margin-left="0in" fo:margin-right="0in" fo:orphans="0" fo:widows="0" fo:text-indent="0.2209in" style:auto-text-indent="false"/>
      <style:text-properties style:font-name="Arial" fo:font-size="14pt" style:letter-kerning="true" style:font-size-asian="14pt" style:font-name-complex="Arial1" style:font-size-complex="14pt" style:language-complex="ar" style:country-complex="MA"/>
    </style:style>
    <style:style style:name="P18" style:family="paragraph" style:parent-style-name="Standard">
      <style:paragraph-properties fo:text-align="justify" style:justify-single-word="false" fo:orphans="0" fo:widows="0"/>
      <style:text-properties style:font-name="Arial" fo:font-size="8pt" style:letter-kerning="true" style:font-size-asian="8pt" style:font-name-complex="Arial1" style:font-size-complex="8pt" style:language-complex="ar" style:country-complex="MA"/>
    </style:style>
    <style:style style:name="P19" style:family="paragraph" style:parent-style-name="Standard">
      <style:paragraph-properties fo:text-align="start" style:justify-single-word="false"/>
      <style:text-properties style:font-name="Arial" fo:font-size="11pt" fo:font-weight="bold" style:font-size-asian="11pt" style:font-weight-asian="bold" style:font-name-complex="Arial1" style:font-size-complex="11pt" style:font-weight-complex="bold"/>
    </style:style>
    <style:style style:name="P20" style:family="paragraph" style:parent-style-name="Standard">
      <style:paragraph-properties fo:text-align="justify" style:justify-single-word="false" fo:orphans="0" fo:widows="0"/>
    </style:style>
    <style:style style:name="P21" style:family="paragraph" style:parent-style-name="Standard">
      <style:paragraph-properties fo:margin-left="0in" fo:margin-right="0in" fo:margin-top="0in" fo:margin-bottom="0.0835in" style:contextual-spacing="false" fo:text-align="justify" style:justify-single-word="false" fo:orphans="0" fo:widows="0" fo:text-indent="0.2201in" style:auto-text-indent="false"/>
    </style:style>
    <style:style style:name="P22" style:family="paragraph" style:parent-style-name="Standard">
      <style:paragraph-properties fo:margin-left="0in" fo:margin-right="0in" fo:text-align="justify" style:justify-single-word="false" fo:orphans="0" fo:widows="0" fo:text-indent="0.2201in" style:auto-text-indent="false"/>
    </style:style>
    <style:style style:name="P23" style:family="paragraph" style:parent-style-name="Standard">
      <style:paragraph-properties fo:margin-left="0in" fo:margin-right="0in" fo:text-align="justify" style:justify-single-word="false" fo:orphans="0" fo:widows="0" fo:text-indent="0.2201in" style:auto-text-indent="false">
        <style:tab-stops>
          <style:tab-stop style:position="0.2528in" style:type="right"/>
        </style:tab-stops>
      </style:paragraph-properties>
    </style:style>
    <style:style style:name="P24" style:family="paragraph" style:parent-style-name="Standard">
      <style:paragraph-properties fo:margin-left="0in" fo:margin-right="0in" fo:margin-top="0.0835in" fo:margin-bottom="0in" style:contextual-spacing="false" fo:text-align="justify" style:justify-single-word="false" fo:orphans="0" fo:widows="0" fo:text-indent="0.2508in" style:auto-text-indent="false"/>
    </style:style>
    <style:style style:name="P25" style:family="paragraph" style:parent-style-name="Standard">
      <style:paragraph-properties fo:margin-left="0in" fo:margin-right="0in" fo:text-align="justify" style:justify-single-word="false" fo:orphans="0" fo:widows="0" fo:text-indent="0.2508in" style:auto-text-indent="false"/>
    </style:style>
    <style:style style:name="P26" style:family="paragraph" style:parent-style-name="Standard">
      <style:paragraph-properties fo:margin-left="0in" fo:margin-right="0in" fo:margin-top="0in" fo:margin-bottom="0.0835in" style:contextual-spacing="false" fo:text-align="justify" style:justify-single-word="false" fo:orphans="0" fo:widows="0" fo:text-indent="0.2508in" style:auto-text-indent="false"/>
    </style:style>
    <style:style style:name="P27" style:family="paragraph" style:parent-style-name="Standard">
      <style:paragraph-properties fo:margin-left="0in" fo:margin-right="0in" fo:margin-top="0.0555in" fo:margin-bottom="0in" style:contextual-spacing="false" fo:text-align="justify" style:justify-single-word="false" fo:orphans="0" fo:widows="0" fo:text-indent="0.2209in" style:auto-text-indent="false"/>
    </style:style>
    <style:style style:name="P28" style:family="paragraph" style:parent-style-name="Standard">
      <style:paragraph-properties fo:margin-left="0in" fo:margin-right="0in" fo:margin-top="0.0555in" fo:margin-bottom="0.0835in" style:contextual-spacing="false" fo:text-align="justify" style:justify-single-word="false" fo:orphans="0" fo:widows="0" fo:text-indent="0.2209in" style:auto-text-indent="false"/>
    </style:style>
    <style:style style:name="P29" style:family="paragraph" style:parent-style-name="Standard">
      <style:paragraph-properties fo:margin-left="0in" fo:margin-right="0in" fo:margin-top="0in" fo:margin-bottom="0.0835in" style:contextual-spacing="false" fo:text-align="justify" style:justify-single-word="false" fo:orphans="0" fo:widows="0" fo:text-indent="0.2209in" style:auto-text-indent="false"/>
    </style:style>
    <style:style style:name="P30" style:family="paragraph" style:parent-style-name="Standard">
      <style:paragraph-properties fo:margin-left="0in" fo:margin-right="0in" fo:text-align="justify" style:justify-single-word="false" fo:orphans="0" fo:widows="0" fo:text-indent="0.2209in" style:auto-text-indent="false"/>
    </style:style>
    <style:style style:name="P31" style:family="paragraph" style:parent-style-name="Standard">
      <style:paragraph-properties fo:margin-left="0.2209in" fo:margin-right="0in" fo:text-align="justify" style:justify-single-word="false" fo:orphans="0" fo:widows="0" fo:text-indent="0.1283in" style:auto-text-indent="false"/>
    </style:style>
    <style:style style:name="P32" style:family="paragraph" style:parent-style-name="Standard">
      <style:paragraph-properties fo:text-align="justify" style:justify-single-word="false"/>
    </style:style>
    <style:style style:name="P33" style:family="paragraph" style:parent-style-name="Standard">
      <style:paragraph-properties fo:margin-left="0in" fo:margin-right="0in" fo:orphans="0" fo:widows="0" fo:text-indent="0.2508in" style:auto-text-indent="false"/>
    </style:style>
    <style:style style:name="P34" style:family="paragraph" style:parent-style-name="Standard">
      <style:paragraph-properties fo:margin-left="0in" fo:margin-right="0in" fo:margin-top="0in" fo:margin-bottom="0.0835in" style:contextual-spacing="false" fo:orphans="0" fo:widows="0" fo:text-indent="0.2508in" style:auto-text-indent="false"/>
    </style:style>
    <style:style style:name="P35" style:family="paragraph" style:parent-style-name="Standard">
      <style:paragraph-properties fo:margin-left="0in" fo:margin-right="0in" fo:orphans="0" fo:widows="0" fo:text-indent="0.2508in" style:auto-text-indent="false">
        <style:tab-stops>
          <style:tab-stop style:position="0.811in" style:type="right"/>
        </style:tab-stops>
      </style:paragraph-properties>
    </style:style>
    <style:style style:name="P36" style:family="paragraph" style:parent-style-name="Standard">
      <style:paragraph-properties fo:margin-left="0.7429in" fo:margin-right="0in" fo:orphans="0" fo:widows="0" fo:text-indent="-0.4925in" style:auto-text-indent="false">
        <style:tab-stops>
          <style:tab-stop style:position="0.811in" style:type="right"/>
        </style:tab-stops>
      </style:paragraph-properties>
    </style:style>
    <style:style style:name="P37" style:family="paragraph" style:parent-style-name="Standard">
      <style:paragraph-properties fo:margin-left="0in" fo:margin-right="0in" fo:orphans="0" fo:widows="0" fo:text-indent="0.3492in" style:auto-text-indent="false">
        <style:tab-stops>
          <style:tab-stop style:position="0.811in" style:type="right"/>
        </style:tab-stops>
      </style:paragraph-properties>
    </style:style>
    <style:style style:name="P38" style:family="paragraph" style:parent-style-name="Standard">
      <style:paragraph-properties fo:margin-left="0.7429in" fo:margin-right="0in" fo:orphans="0" fo:widows="0" fo:text-indent="-0.4925in" style:auto-text-indent="false"/>
    </style:style>
    <style:style style:name="P39" style:family="paragraph" style:parent-style-name="Standard">
      <style:paragraph-properties fo:margin-top="0.0555in" fo:margin-bottom="0in" style:contextual-spacing="false" fo:orphans="0" fo:widows="0"/>
    </style:style>
    <style:style style:name="P40" style:family="paragraph" style:parent-style-name="Standard">
      <style:paragraph-properties fo:margin-left="0in" fo:margin-right="0in" fo:margin-top="0.0555in" fo:margin-bottom="0in" style:contextual-spacing="false" fo:orphans="0" fo:widows="0" fo:text-indent="0.3492in" style:auto-text-indent="false"/>
    </style:style>
    <style:style style:name="P41" style:family="paragraph" style:parent-style-name="Standard">
      <style:paragraph-properties fo:margin-left="0in" fo:margin-right="0in" fo:orphans="0" fo:widows="0" fo:text-indent="0.3492in" style:auto-text-indent="false"/>
    </style:style>
    <style:style style:name="P42" style:family="paragraph" style:parent-style-name="Standard">
      <style:paragraph-properties fo:margin-left="0.8409in" fo:margin-right="0in" fo:orphans="0" fo:widows="0" fo:text-indent="-0.4917in" style:auto-text-indent="false">
        <style:tab-stops>
          <style:tab-stop style:position="0.152in" style:type="right"/>
        </style:tab-stops>
      </style:paragraph-properties>
    </style:style>
    <style:style style:name="P43" style:family="paragraph" style:parent-style-name="Standard">
      <style:paragraph-properties fo:margin-left="0.8409in" fo:margin-right="0in" fo:orphans="0" fo:widows="0" fo:text-indent="-0.4917in" style:auto-text-indent="false"/>
    </style:style>
    <style:style style:name="P44" style:family="paragraph" style:parent-style-name="Standard">
      <style:paragraph-properties fo:orphans="0" fo:widows="0"/>
    </style:style>
    <style:style style:name="P45" style:family="paragraph" style:parent-style-name="Standard">
      <style:paragraph-properties fo:margin-left="0in" fo:margin-right="0in" fo:orphans="0" fo:widows="0" fo:text-indent="0.2209in" style:auto-text-indent="false"/>
    </style:style>
    <style:style style:name="P46" style:family="paragraph" style:parent-style-name="Standard">
      <style:paragraph-properties fo:margin-left="0in" fo:margin-right="0.122in" fo:text-align="start" style:justify-single-word="false" fo:orphans="0" fo:widows="0" fo:text-indent="0.2209in" style:auto-text-indent="false"/>
    </style:style>
    <style:style style:name="P47" style:family="paragraph" style:parent-style-name="Standard">
      <style:paragraph-properties fo:text-align="start" style:justify-single-word="false" style:writing-mode="lr-tb"/>
    </style:style>
    <style:style style:name="P48" style:family="paragraph">
      <loext:graphic-properties draw:fill="solid" draw:fill-color="#ffffff" draw:opacity="0%"/>
      <style:paragraph-properties fo:text-align="start"/>
      <style:text-properties fo:font-size="18pt"/>
    </style:style>
    <style:style style:name="T1" style:family="text">
      <style:text-properties style:font-name="Arial" fo:font-size="12pt" style:text-underline-style="solid" style:text-underline-width="auto" style:text-underline-color="font-color" style:letter-kerning="true" style:font-size-asian="12pt" style:font-name-complex="Arial1" style:font-size-complex="12pt" style:language-complex="ar" style:country-complex="MA"/>
    </style:style>
    <style:style style:name="T2" style:family="text">
      <style:text-properties style:font-name="Arial" fo:font-size="12pt" style:text-underline-style="solid" style:text-underline-width="auto" style:text-underline-color="font-color" fo:font-weight="bold" style:letter-kerning="true" style:font-size-asian="12pt" style:font-weight-asian="bold" style:font-name-complex="Arial1" style:font-size-complex="12pt" style:language-complex="ar" style:country-complex="MA" style:font-weight-complex="bold"/>
    </style:style>
    <style:style style:name="T3" style:family="text">
      <style:text-properties style:font-name="Arial" fo:font-size="12pt" style:letter-kerning="true" style:font-size-asian="12pt" style:font-name-complex="Arial1" style:font-size-complex="12pt" style:language-complex="ar" style:country-complex="MA"/>
    </style:style>
    <style:style style:name="T4" style:family="text">
      <style:text-properties style:font-name="Arial" fo:font-size="12pt" fo:font-weight="bold" style:letter-kerning="true" style:font-size-asian="12pt" style:font-weight-asian="bold" style:font-name-complex="Arial1" style:font-size-complex="12pt" style:language-complex="ar" style:country-complex="MA" style:font-weight-complex="bold"/>
    </style:style>
    <style:style style:name="T5" style:family="text">
      <style:text-properties style:font-name="Arial" fo:font-size="7pt" style:letter-kerning="true" style:font-size-asian="7pt" style:font-name-complex="Arial1" style:font-size-complex="7pt" style:language-complex="ar" style:country-complex="MA"/>
    </style:style>
    <style:style style:name="T6" style:family="text">
      <style:text-properties style:font-name="Arial" fo:font-size="4pt" style:letter-kerning="true" style:font-size-asian="4pt" style:font-name-complex="Arial1" style:font-size-complex="4pt" style:language-complex="ar" style:country-complex="MA"/>
    </style:style>
    <style:style style:name="T7" style:family="text">
      <style:text-properties style:font-name="Arial" fo:font-size="14pt" style:text-underline-style="solid" style:text-underline-width="auto" style:text-underline-color="font-color" fo:font-weight="bold" style:letter-kerning="true" style:font-size-asian="14pt" style:font-weight-asian="bold" style:font-name-complex="Arial1" style:font-size-complex="14pt" style:language-complex="ar" style:country-complex="MA" style:font-weight-complex="bold"/>
    </style:style>
    <style:style style:name="T8" style:family="text">
      <style:text-properties style:font-name="Arial" fo:font-size="14pt" style:text-underline-style="solid" style:text-underline-width="auto" style:text-underline-color="font-color" style:letter-kerning="true" style:font-size-asian="14pt" style:font-name-complex="Arial1" style:font-size-complex="14pt" style:language-complex="ar" style:country-complex="MA"/>
    </style:style>
    <style:style style:name="T9" style:family="text">
      <style:text-properties style:font-name="Arial" fo:font-size="14pt" style:letter-kerning="true" style:font-size-asian="14pt" style:font-name-complex="Arial1" style:font-size-complex="14pt" style:language-complex="ar" style:country-complex="MA"/>
    </style:style>
    <style:style style:name="T10" style:family="text">
      <style:text-properties style:font-name="Arial" fo:font-size="14pt" style:font-size-asian="14pt" style:font-name-complex="Arial1" style:font-size-complex="14pt"/>
    </style:style>
    <style:style style:name="T11" style:family="text">
      <style:text-properties style:font-name="Arial" fo:font-size="14pt" style:font-size-asian="14pt" style:font-name-complex="Arial1" style:font-size-complex="14pt" style:language-complex="ar" style:country-complex="MA"/>
    </style:style>
    <style:style style:name="T12" style:family="text">
      <style:text-properties style:font-name="Arial" fo:font-size="14pt" fo:font-weight="bold" style:letter-kerning="true" style:font-size-asian="14pt" style:font-weight-asian="bold" style:font-name-complex="Arial1" style:font-size-complex="14pt" style:language-complex="ar" style:country-complex="MA" style:font-weight-complex="bold"/>
    </style:style>
    <style:style style:name="T13" style:family="text">
      <style:text-properties style:font-name="Arial" fo:font-size="14pt" fo:font-weight="bold" style:font-size-asian="14pt" style:font-weight-asian="bold" style:font-name-complex="Arial1" style:font-size-complex="14pt" style:font-weight-complex="bold"/>
    </style:style>
    <style:style style:name="T14" style:family="text">
      <style:text-properties style:font-name="KacstOne" fo:font-size="12pt" style:text-underline-style="solid" style:text-underline-width="auto" style:text-underline-color="font-color" fo:font-weight="normal" style:letter-kerning="true" style:font-name-asian="Hiragino Mincho ProN" style:font-size-asian="12pt" style:font-weight-asian="normal" style:font-name-complex="KacstOne1" style:font-size-complex="12pt" style:language-complex="ar" style:country-complex="MA" style:font-weight-complex="normal"/>
    </style:style>
    <style:style style:name="T15" style:family="text">
      <style:text-properties fo:color="#ff0000" loext:opacity="100%" style:font-name="Arial" fo:font-size="14pt" style:letter-kerning="true" style:font-size-asian="14pt" style:font-name-complex="Arial1" style:font-size-complex="14pt" style:language-complex="ar" style:country-complex="MA"/>
    </style:style>
    <style:style style:name="T16" style:family="text"/>
    <style:style style:name="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0965in" fo:margin-right="0.0984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2"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0008in" fo:margin-right="0.0008in" fo:margin-top="0in" fo:margin-bottom="0.0008in" style:run-through="back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column table:style-name="Table2.B"/>
        <table:table-row table:style-name="Table2.1">
          <table:table-cell table:style-name="Table2.A1" office:value-type="string">
            <text:p text:style-name="P6"><text:span text:style-name="T1">القيادة الجهوية </text:span><text:span text:style-name="T14">{d.region}</text:span></text:p>
            <text:p text:style-name="P6"><text:span text:style-name="T1">سريـــــــة {d.companie}</text:span></text:p>
            <text:p text:style-name="P6"><text:span text:style-name="T1">المركز القضائي ب{d.center}</text:span></text:p>
            <text:p text:style-name="P11"/>
            <text:p text:style-name="P20"><text:span text:style-name="T3">محضر عدد {d.numPV}</text:span></text:p>
            <text:p text:style-name="P20"><text:span text:style-name="T3">بتاريخ:</text:span><text:span text:style-name="T4">{d.datePV}</text:span></text:p>
            <text:p text:style-name="P20"><text:span text:style-name="T3"><text:s/>==============</text:span></text:p>
            <text:p text:style-name="P7"><text:span text:style-name="T3">التحليــــــــــــل</text:span></text:p>
            <text:p text:style-name="P6"><text:span text:style-name="T3">- معلومات قضائية -</text:span></text:p>
            <text:p text:style-name="P12"/>
            <text:p text:style-name="P13"/>
            <text:p text:style-name="P6"><text:span text:style-name="T3">{d.nom_personne_impliquee }</text:span></text:p>
            <text:p text:style-name="P6"><text:span text:style-name="T3">و من معه</text:span></text:p>
            <text:p text:style-name="P13"/>
            <text:p text:style-name="P6"><text:span text:style-name="T3">{d.accusation}</text:span></text:p>
            <text:p text:style-name="P6"><text:span text:style-name="T6">==============================================</text:span></text:p>
            <text:p text:style-name="P15"/>
            <text:p text:style-name="P15"/>
            <text:p text:style-name="P15"/>
            <text:p text:style-name="P6"><text:span text:style-name="T2">النظيرة</text:span><text:span text:style-name="T3">: الأولــــى</text:span></text:p>
            <text:p text:style-name="P13"/>
            <text:p text:style-name="P13"/>
            <text:p text:style-name="P13"><draw:custom-shape text:anchor-type="char" draw:z-index="1" draw:name="Frame1" draw:style-name="gr1" draw:text-style-name="P48" svg:width="1.2886in" svg:height="3.798in" svg:x="0.0563in" svg:y="0.022in"><loext:table table:name="Table1" table:style-name="Table1"><loext:table-column table:style-name="Table1.A"/><loext:table-row table:style-name="Table1.1"><loext:table-cell table:style-name="Table1.A1" office:value-type="string"><text:p text:style-name="P14"/></loext:table-cell></loext:table-row></loext:table><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
            <text:p text:style-name="P13"/>
            <text:p text:style-name="P13"/>
            <text:p text:style-name="P13"/>
            <text:p text:style-name="P13"/>
            <text:p text:style-name="P13"/>
            <text:p text:style-name="P13"/>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cell table:style-name="Table2.A1" office:value-type="string">
            <text:p text:style-name="P6"><text:span text:style-name="T7">الــــدرك الـمـلــكـــي</text:span></text:p>
            <text:p text:style-name="P6"><text:span text:style-name="T7">مـحــضـــر بحث تمهيدي</text:span></text:p>
            <text:p text:style-name="P18"/>
            <text:p text:style-name="P21"><text:span text:style-name="T9">في هذا اليوم عاشر يونيو سنة ألفين وسبعة عشر ميلادية.</text:span></text:p>
            <text:p text:style-name="P22"><text:span text:style-name="T8">نحن الموقعين أسفله</text:span><text:span text:style-name="T9">:</text:span></text:p>
            <text:p text:style-name="P23"><text:span text:style-name="T9">{d.nom_officier_promier} {d.grade_officier_promier} (ض.ش.ق)</text:span></text:p>
            <text:p text:style-name="P23"><text:span text:style-name="T9">{d.nom_officier_deuxieme} {d.grade_officier_deuxieme} ( ع .ش.ق)</text:span></text:p>
            <text:p text:style-name="P22"><text:span text:style-name="T11"><text:s text:c="50"/>بالمـركـز الـقـضـائي ب{d.region}</text:span></text:p>
            <text:p text:style-name="P22"><text:span text:style-name="T11"><text:s text:c="2"/></text:span><text:span text:style-name="T8">بناء على المواد <text:s/>{d.article_code} <text:s/>من قانون {d.article_loi}</text:span><text:span text:style-name="T9">.</text:span></text:p>
            <text:p text:style-name="P33"><text:span text:style-name="T8">نورد العمليات الآتية التي أنجزناها مرتدين بذلتنا القانونية وطبقا لأوامر رؤسائنا</text:span><text:span text:style-name="T9">.</text:span></text:p>
            <text:p text:style-name="P8"><text:span text:style-name="T12">- </text:span><text:span text:style-name="T7">التمهيـــــــــــــــد</text:span><text:span text:style-name="T12"> -</text:span></text:p>
            <text:p text:style-name="P24"><text:span text:style-name="T9">في يوم عاشر يونيو ألفين و سبعة عشر ميلادية على الساعة التاسعة صباحا، بمكتب مركزنا، أخبرنا هاتفيا من طرف قائد قيادة القصر الصغير بأن مجموعة من الأشخاص يرغبون في الهجرة غير المشروعة إلى أوروبا، و يتواجدون <text:s/>بإحدى الضيعات الفلاحية بدوار عين الشوكة جماعة و قيادة القصر الصغير عمالة فحص أنجرة.</text:span></text:p>
            <text:p text:style-name="P24"><text:span text:style-name="T9">إثر توصلنا بهذه المعلومات، أخبرنا هاتفيا قائد سريتنا و اتصلنا بالسيد وكيل الملك لدى المحكمة الإبتدائية بطنجة، الذي أمرنا بالتوجه إلى عين المكان.</text:span></text:p>
            <text:p text:style-name="P24"><text:span text:style-name="T9">انتقلنا فورا رفقة مجموعة من الدركيين على مثن سيارة المصلحة. و عند وصولنا <text:s/>على الساعة التاسعة و النصف صباحا إلى ضيعة المسمى محمد لحربيلي الكائنة <text:s/>بالدوار المذكور أعلاه المتواجدة على بعد 25 كلم جنوب مدينة طنجة <text:line-break/>و بالضبط بمحاذاة الشاطئ، لاحظنا أن هذه الضيعة محاطة بسياج، بها مرأب لإصلاح</text:span><text:span text:style-name="T15"> </text:span><text:span text:style-name="T9">الألات الفلاحية و إسطبل. وقمنا بمحاصرتها.</text:span></text:p>
            <text:p text:style-name="P24"><text:span text:style-name="T9"><text:s/>بعد اتخاذ كل الإجراءات اللازمة، داهمنا الضيعة فوجدنا بداخل الإسطبل ثلاثة أشخاص بالغين من بينهم امرأة، تبين من خلال تحرياتنا أنهم كانوا يستعدون لمغادرة التراب الوطني سرّا عبر البحر في اتجاه أوروبا دون التوفرعلى أية وثيقة قانونية. أثناء تفتيشنا للأماكن المجاورة، عثرنا على قارب مطاطي من نوع " زودياك" ذو محرك من نوع "ياماها" قوته الجبائية خمسون حصاناً و كمية هامة من البنزين تقدر بحوالي 200 لتر، حجزناها و سقنا هؤلاء الأشخاص إلى المركز قصد البحث معهم في النازلة.</text:span></text:p>
            <text:p text:style-name="P27"><text:span text:style-name="T9">عند عودتنا إلى المركز في نفس اليوم على الساعة الحادية عشر و النصف صباحا، ربطنا الاتصال هاتفياً بالسيد وكيل الملك لدى لدى المحكمة الابتدائية بطنجة، حيث أطلعناه عن فحوى النازلة، فأصدر تعليماته بالاستماع إلى المعنيين بالأمر و إنجاز المسطرة على شكل معلومات قضائية، مع تعميق البحث للوصول إلى أفراد الشبكة و موافاته بكل مستجدّ في الموضوع.</text:span></text:p>
            <text:p text:style-name="P27"><text:span text:style-name="T9">تنفيذا لهذه التعليمات، أحضرنا أمامنا المعنيين بالأمر، حيث استمعنا إليهم في الموضوع على انفراد كما يلي:</text:span></text:p>
            <text:p text:style-name="P8"><text:span text:style-name="T9">---------------------------(</text:span><text:span text:style-name="T7"> المـــرشــح الاول</text:span><text:span text:style-name="T9"> )---------------------------</text:span></text:p>
            <text:p text:style-name="P27"><text:span text:style-name="T9">علي التازي بن محمد بن علي، مغربي، مزداد بتاريخ 25-03-1975 بمدينة أصيلا <text:s/>و يسكن بها شارع غرناطة زنقة التوتة رقم 12، مياوم، من أمه رحيمو </text:span><text:soft-page-break/><text:span text:style-name="T9">بنت حميدو، متزوج، أب لطفلين، حامل للبطاقة الوطنية للتعريف الالكتروني رقم CL40258 يقول أنه بدون سوابق عدلية، و الذي صرّح لنا بما يلي:</text:span></text:p>
            <text:p text:style-name="P27"><text:span text:style-name="T9">ازددت و نشأت بمدينة أصيلة، و درست بها حتى مستوى الخامس ابتدائي. <text:line-break/>و نظرا لوضعية عائلتي المزرية مادياً، انقطعت عن الدراسة، فأصبحت أشتغل كمياوم في مختلف الأعمال مقابل مدخول لا يكفي لسد حاجيات أسرتي، الشيء الذي أجبرني على التفكير في الهجرة غير المشروعة إلى أوروبا بُغية تحسين وضعيتي الاجتماعية.</text:span></text:p>
            <text:p text:style-name="P28"><text:span text:style-name="T9">و من أجل هذه الغاية، تعرّفت على شخص يدعى "الزريقي" بإحدى المقاهي العمومية بمدينة طنجة. و بعد أن تجادبنا أطراف الحديث، اقترح عليّ هذا الأخير مساعدتي على الهجرة سراً على مثن قارب مطاطي إلى جنوب إسبانيا رفقة أشخاص آخرين مقابل مبلغ مالي قدره 7.000 درهما، و بعد استحساني للفكرة <text:line-break/>و موافقتي عليها، ضرب لي موعدا يوم 09 يونيو 2017 على الساعة 08 ليلا في نفس المقهى من أجل تسليمه النقود. إثر ذلك نقلني على متن سيارته <text:s/>إلى المكان الذي تمت فيه محاصرتنا من طرفكم.</text:span></text:p>
            <text:p text:style-name="P25"><text:span text:style-name="T9">- ب.م: إن السبب الذي دفعني للهجرة السرية إلى الضفة الأخرى هو تحسين</text:span></text:p>
            <text:p text:style-name="P25"><text:span text:style-name="T9"><text:s text:c="9"/>وضعيتي الاجتماعية.</text:span></text:p>
            <text:p text:style-name="P33"><text:span text:style-name="T9">- ب.م : مستواي الدراسي هو الخامس ابتدائي.</text:span></text:p>
            <text:p text:style-name="P35"><text:span text:style-name="T9">- ب.م : لم أحصل على أية شهادة أو دبلوم.</text:span></text:p>
            <text:p text:style-name="P35"><text:span text:style-name="T9">- ب.م : لا أزاول أية مهنة.</text:span></text:p>
            <text:p text:style-name="P35"><text:span text:style-name="T9">- ب.م : <text:s/>لم يسبق لي أن قمت بمحاولة للهجرة غير المشروعة.</text:span></text:p>
            <text:p text:style-name="P36"><text:span text:style-name="T9">- ب.م : لم يتوسط لي أي شخص في هذه العملية و لا أعرف أي شخص آخر يتعاطى لهذا النشاط.</text:span></text:p>
            <text:p text:style-name="P4"><text:span text:style-name="T9">- ب.م : دفعت مبلغ 7.000 درهما للمدعو" الزريقي " مقابل هده العملية.</text:span></text:p>
            <text:p text:style-name="P4"><text:span text:style-name="T9">- ب.م : صادفته بمقهى الورود بمدينة طنجة .</text:span></text:p>
            <text:p text:style-name="P36"><text:span text:style-name="T9">- ب.م : تم نقلني إلى ضيعته الفلاحية بدوارعين الشوكة جماعة وقيادة القصر الصغيرعلى متن سيارته من نوع "رونو 19" سوداء اللون.</text:span></text:p>
            <text:p text:style-name="P35"><text:span text:style-name="T9">- ب.م : أجهل ترقيم صفيحة تسجيل سيارته.</text:span></text:p>
            <text:p text:style-name="P35"><text:span text:style-name="T9">- ب.م : أخبرني أن تهجيري سيتم على مثن زورق مطاطي أسود اللون.</text:span></text:p>
            <text:p text:style-name="P33"><text:span text:style-name="T9">- ب.م : لم نقم بعد بأية محاولة للإبحار في اتجاه إسبانيا.</text:span></text:p>
            <text:p text:style-name="P38"><text:span text:style-name="T9">- ب.م : لا أعرف النقطة التي كنا سنبحُر منها و لا المسار الذي كان المنظم المدعو "الزريقي" ينوي اتباعه للوصول إلى الجهة المقصودة.</text:span></text:p>
            <text:p text:style-name="P33"><text:span text:style-name="T9">- ب.م : لا أحمل معي أية عملة صعبة.</text:span></text:p>
            <text:p text:style-name="P33"><text:span text:style-name="T9">- ب.م : لا أعرف أي منظم آخر.</text:span></text:p>
            <text:p text:style-name="P33"><text:span text:style-name="T9">- ب.م : كنت أرغب في الهجرة الى الديار الإسبانية.</text:span></text:p>
            <text:p text:style-name="P33"><text:span text:style-name="T9">- ب.م : لا أعرف أي شخص في الضفة الأخرى.</text:span></text:p>
            <text:p text:style-name="P33"><text:span text:style-name="T9">- ب.م : لم تكن هناك وعود قصد الحصول على عمل فور وصولي إلى إسبانيا.</text:span></text:p>
            <text:p text:style-name="P33"><text:span text:style-name="T9">- ب.م : ليس لي أي فرد قريب سبق له القيام بالهجرة السرية.</text:span></text:p>
            <text:p text:style-name="P33"><text:span text:style-name="T9">- ب.م : لا أتوفر إلا على البطاقة الوطنية للتعريف الإلكتروني.</text:span></text:p>
            <text:p text:style-name="P33"><text:span text:style-name="T9">- ب.م : لم أُخبر أي فرد من عائلتي برغبتي في الهجرة سراً إلى إسبانيا.</text:span></text:p>
            <text:p text:style-name="P33"><text:span text:style-name="T9">- ب.م : قمت ببيع دراجتي النارية من أجل توفير المبلغ الكافي للهجرة.</text:span></text:p>
            <text:p text:style-name="P34"><text:span text:style-name="T9">- ب.م : هذا ما لدي من تصريح.</text:span></text:p>
            <text:p text:style-name="P26"><text:span text:style-name="T9"><text:s/>في نفس اليوم و المكان على الساعة التانية عشر و خمسة و أربعون دقيقة زوالا، المعني بالأمر يعرف القراءة و الكتابة، تصريحه تلاه بنفسه، وافق عليه <text:s/>دون زيادة أو حذف أونقصان أو تغيير، أصر، و وقع <text:s/>و أبصم في دفتر </text:span><text:soft-page-break/><text:span text:style-name="T9">التصريحات.</text:span></text:p>
            <text:p text:style-name="P27"><text:span text:style-name="T9">في نفس اليوم و المكان على الساعة الثانية عشرة وخمسون دقيقة زوالا تابعنا بحثنا، حيث استمعنا للمرشح الثاني في التصريح التالي:</text:span></text:p>
            <text:p text:style-name="P39"><text:span text:style-name="T9">---------------------------(</text:span><text:span text:style-name="T7"> المـــرشــح الثاني</text:span><text:span text:style-name="T9"> )-----------------------------</text:span></text:p>
            <text:p text:style-name="P27"><text:span text:style-name="T9">فؤاد صبور بن الجيلالي بن علي، مغربي، مزداد بتاريخ 10-11-1978 بأصيلا و يسكن بها شارع الفردوس زنقة التوتة رقم 14، مياوم، من أمه ميلودة بنت الغالي، متزوج، أب لطفل، حامل للبطاقة الوطنية للتعريف الالكتروني رقم CL41852 <text:s/>يقول <text:s/>أنه بدون سوابق عدلية، و الذي صرّح لنا بما يلي:</text:span></text:p>
            <text:p text:style-name="P27"><text:span text:style-name="T9">ازددت و نشأت بمدينة أصيلة، لم يسبق لي أن درست بأية مؤسسة عمومية <text:line-break/>أو خصوصية. مند صغر سني و أنا أعمل إلى جانب والدي في المجال الفلاحي. <text:line-break/>و بعد تقدم أبي في السن و عدم قدرته بذلك على العمل، أصبحت المعيل الوحيد لأسرتي الصغيرة إضافة إلى أبي و أمي و ثلاثة من أشقائي الصغار. و نظراً لتوالي سنوات الجفاف على المنطقة الذي أثر سلباً على المردود الفلاحي و بالتالي على مدخولي اليومي، فلم أعد أقوى على سد حاجيات الأسرة، الشيء الدي أجبرني على التفكير في الهجرة غير المشروعة إلى أوروبا كحلّ بديل لتحسين وضعيتي الاجتماعية.</text:span></text:p>
            <text:p text:style-name="P27"><text:span text:style-name="T9">و هو ما تأتى لي حين تعرّفت على شخص يدعى "الزريقي" بمقهى الورود بمدينة طنجة، الذي بعد أن أطلعته عن وضعيتي الاجتماعية إقترح عليّ مساعدتي على الهجرة سراً على متن قارب مطاطي إلى جنوب إسبانيا رفقة أشخاص آخرين مقابل مبلغ مالي قدره 7.000 درهما، و بعد استحساني للفكرة و موافقتي عليها، ضرب لي موعدا يوم 09 يونيو 2017 على الساعة 08 ليلا في نفس المقهى من أجل تسليمه النقود. إثر ذلك نقلني على متن سيارته إلى المكان الذي تمت فيه محاصرتنا من طرفكم.</text:span></text:p>
            <text:p text:style-name="P40"><text:span text:style-name="T9">- ب.م : إن السبب الدي دفعني للهجرة <text:s/>السرية هو تحسين وضعيتي الاجتماعية.</text:span></text:p>
            <text:p text:style-name="P41"><text:span text:style-name="T9">- ب.م : لم يسبق لي أن درست.</text:span></text:p>
            <text:p text:style-name="P37"><text:span text:style-name="T9">- ب.م : لم أحصل على أية شهادة أو دبلوم.</text:span></text:p>
            <text:p text:style-name="P37"><text:span text:style-name="T9">- ب.م : كنت أزاول الفلاحة في ضيعة أبي.</text:span></text:p>
            <text:p text:style-name="P37"><text:span text:style-name="T9">- ب.م : لم يسبق لي أن قمت بمحاولة للهجرة غير المشروعة.</text:span></text:p>
            <text:p text:style-name="P42"><text:span text:style-name="T9">- ب.م : لم يتوسط لي أي شخص في هذه العملية و لا أعرف أي شخص آخر يتعاطى لهذا النشاط .</text:span></text:p>
            <text:p text:style-name="P5"><text:span text:style-name="T9">- ب.م : دفعت مبلغ 7.000 درهما للمدعو" الزريقي".</text:span></text:p>
            <text:p text:style-name="P5"><text:span text:style-name="T9">- ب.م : صادفته بمقهى الورود بمدينة طنجة.</text:span></text:p>
            <text:p text:style-name="P42"><text:span text:style-name="T9">- ب.م : رافقته إلى ضيعة فلاحية بدوار عين الشوكة جماعة و قيادة القصر الصغير على متن سيارته من نوع "رونو 19" سوداء اللون .</text:span></text:p>
            <text:p text:style-name="P37"><text:span text:style-name="T9">- ب.م : لم أُعر اهتماماً لترقيم صفيحة تسجيل سيارته.</text:span></text:p>
            <text:p text:style-name="P37"><text:span text:style-name="T9">- ب.م : أخبرني أن تهجيري سيتم على متن زورق مطاطي.</text:span></text:p>
            <text:p text:style-name="P41"><text:span text:style-name="T9">- ب.م : لم نقم بعد بأية محاولة للإبحار في اتجاه إسبانيا.</text:span></text:p>
            <text:p text:style-name="P41"><text:span text:style-name="T9">- ب.م : لا أعرف النقطة التي كنا سنبحُر منها و لا المسار الذي كان المنظم ينوي اتباعه للوصول إلى الجهة المقصودة.</text:span></text:p>
            <text:p text:style-name="P33"><text:span text:style-name="T9">- ب.م : لا أحمل معي أية عملة صعبة.</text:span></text:p>
            <text:p text:style-name="P33"><text:span text:style-name="T9">- ب.م : لا أعرف أي منظم آخر.</text:span></text:p>
            <text:p text:style-name="P33"><text:span text:style-name="T9">- ب.م : كنت أرغب في الهجرة الى الديار الإسبانية.</text:span></text:p>
            <text:p text:style-name="P33"><text:span text:style-name="T9">- ب.م : لا أعرف أي شخص في الضفة الأخرى.</text:span></text:p>
            <text:p text:style-name="P33"><text:span text:style-name="T9">- ب.م : لم تكن هناك وعود من أجل الحصول على عمل فور وصولي إلى </text:span><text:soft-page-break/><text:span text:style-name="T9">إسبانيا.</text:span></text:p>
            <text:p text:style-name="P33"><text:span text:style-name="T9">- ب.م : ليس لي أي شخص قريب سبق له القيام بالهجرة السرية.</text:span></text:p>
            <text:p text:style-name="P33"><text:span text:style-name="T9">- ب.م : لا أتوفر إلا على البطاقة الوطنية للتعريف الإلكتروني.</text:span></text:p>
            <text:p text:style-name="P33"><text:span text:style-name="T9">- ب.م : لم أُخبر أي فرد من عائلتي برغبتي في الهجرة سراً إلى إسبانيا.</text:span></text:p>
            <text:p text:style-name="P38"><text:span text:style-name="T9">- ب.م : قمت باقتراض عشرة ألاف درهم من صديق لي بعدما أخبرته أنني محتاج لهذا المبلغ من أجل العلاج.</text:span></text:p>
            <text:p text:style-name="P34"><text:span text:style-name="T9">- ب.م : هذا ما لدي من تصريح.</text:span></text:p>
            <text:p text:style-name="P26"><text:span text:style-name="T9">في نفس اليوم و المكان على الساعة الواحدة و النصف بعد الزوال، المعني بالأمر لايعرف القراءة و الكتابة، تصريحه تلي عليه من طرفنا، وافق عليه دون زيادة أو حذف أونقصان أو تغيير، أصر، و وقع <text:s/>و أبصم في دفتر التصريحات.</text:span></text:p>
            <text:p text:style-name="P25"><text:span text:style-name="T9">في نفس اليوم والمكان على الساعة الواحدة و خمسة و تلاثون دقيقة بعد الزوال تابعنا بحثنا، حيث استمعنا للمرشحة الثالثة في التصريح التالي:</text:span></text:p>
            <text:p text:style-name="P9"><text:span text:style-name="T9">-------------------------(</text:span><text:span text:style-name="T7"> المـــرشــحة الثالثة </text:span><text:span text:style-name="T9">)------------------------------</text:span></text:p>
            <text:p text:style-name="P29"><text:span text:style-name="T9">زينب بو العيش بنت لحسن بن علي، مغربية، مزدادة بتاريخ 05-12-1980 بطنجة و تسكن بها شارع الشهداء زنقة النور رقم 150، عاملة نظافة، من أمها رقية بنت إدريس، مطلقة بدون أبناء، حاملة للبطاقة الوطنية للتعريف الالكتروني رقم CL-78841 تقول أنها بدون سوابق عدلية، و التي صرّحت لنا بما يلي:</text:span></text:p>
            <text:p text:style-name="P27"><text:span text:style-name="T9">ازددت و نشأت بمدينة طنجة، درست بها حتى المستوى السادس ابتدائي. و بعد وفاة والدي الذي كان المعيل الوحيد لي و لأمي، وجدت نفسي مضطرة للعمل كخادمة بالمنازل. و منذ سنتين تقريباً اشتغلت بمقهى الورود بمدينة طنجة كعاملة للنظافة، حيث تعرّفت فيها على شخص يدعى "الزريقي" الذي كان يتردد عليها باستمرار، و بعد أن أطلعته عن وضعيتي الاجتماعية اقترح عليّ هذا الأخير مساعدتي من أجل الهجرة سراً بحراً على متن قارب مطاطي إلى جنوب إسبانيا رفقة أشخاص آخرين مقابل مبلغ مالي قدره 7.000 درهما، حيث وافقت على الفكرة، بعدها ضرب لي موعدا يوم 09 يونيو على الساعة 08 ليلا في نفس المقهى من أجل تسليمه النقود. إثر ذلك نقلني على متن سيارته <text:s/>إلى المكان الذي تمت فيه محاصرتنا من طرفكم.</text:span></text:p>
            <text:p text:style-name="P40"><text:span text:style-name="T9">- ب.م : إن السبب الدي دفعني للهجرة السرية هو تحسين وضعيتي المادية.</text:span></text:p>
            <text:p text:style-name="P41"><text:span text:style-name="T9">- ب.م : درست حتى المستوى السادس ابتدائي.</text:span></text:p>
            <text:p text:style-name="P37"><text:span text:style-name="T9">- ب.م : لم أحصل على أية شهادة أو دبلوم.</text:span></text:p>
            <text:p text:style-name="P37"><text:span text:style-name="T9">- ب.م : كنت أعمل كعاملة نظافة بمقهى الورود بمدينة طنجة.</text:span></text:p>
            <text:p text:style-name="P37"><text:span text:style-name="T9">- ب.م : لم يسبق لي أن قمت بمحاولة للهجرة غير المشروعة.</text:span></text:p>
            <text:p text:style-name="P42"><text:span text:style-name="T9">- ب.م : لم يتوسط لي أي شخص في هذه العملية و لا أعرف أي شخص آخر <text:s/>يتعاطى لهذا النشاط .</text:span></text:p>
            <text:p text:style-name="P5"><text:span text:style-name="T9">- ب.م : دفعت مبلغ 7.000 درهما للمدعو"الزريقي" مقابل تهجيري سرّا.</text:span></text:p>
            <text:p text:style-name="P5"><text:span text:style-name="T9">- ب.م : تعرفت على المدعو"الزريقي" بمقهى الورود بمدينة طنجة.</text:span></text:p>
            <text:p text:style-name="P42"><text:span text:style-name="T9">- ب.م : نقلني إلى ضيعة فلاحية بدوار عين الشوكة جماعة و قيادة القصر الصغير على متن سيارته من نوع "رونو 19" سوداء اللون.</text:span></text:p>
            <text:p text:style-name="P37"><text:span text:style-name="T9">- ب.م : لا أتذكر ترقيم صفيحة تسجيل سيارته.</text:span></text:p>
            <text:p text:style-name="P37"><text:span text:style-name="T9">- ب.م : أخبرني أن تهجيري سيتم عبر زورق مطاطي.</text:span></text:p>
            <text:p text:style-name="P41"><text:span text:style-name="T9">- ب.م : لم نقم بعد بأية محاولة للإبحار في اتجاه إسبانيا.</text:span></text:p>
            <text:p text:style-name="P43"><text:span text:style-name="T9">- ب.م : لا أعرف النقطة التي كنا سنبحُر منها و لا المسار الذي كان المنظم ينوي اتباعه للوصول إلى الجهة المقصودة.</text:span></text:p>
            <text:p text:style-name="P33"><text:span text:style-name="T9">- ب.م : لا أحمل معي أية عملة صعبة.</text:span></text:p>
            <text:p text:style-name="P33"><text:soft-page-break/><text:span text:style-name="T9">- ب.م : لا أعرف أي منظم آخر.</text:span></text:p>
            <text:p text:style-name="P33"><text:span text:style-name="T9">- ب.م : كنت أرغب في الهجرة إلى الديار الإسبانية.</text:span></text:p>
            <text:p text:style-name="P33"><text:span text:style-name="T9">- ب.م : لا أعرف أي شخص في الضفة الأخرى.</text:span></text:p>
            <text:p text:style-name="P33"><text:span text:style-name="T9">- ب.م : لم تكن هناك وعود من أجل الحصول على عمل فور وصولي إلى إسبانيا.</text:span></text:p>
            <text:p text:style-name="P33"><text:span text:style-name="T9">- ب.م : ليس لي أي شخص قريب سبق له أن قام بالهجرة السرية.</text:span></text:p>
            <text:p text:style-name="P33"><text:span text:style-name="T9">- ب.م : لا أتوفر إلا على البطاقة الوطنية للتعريف الإلكتروني.</text:span></text:p>
            <text:p text:style-name="P33"><text:span text:style-name="T9">- ب.م : لم أخبر أمي برغبتي في السفر إلى إسبانيا.</text:span></text:p>
            <text:p text:style-name="P33"><text:span text:style-name="T9">- ب.م : كنت أذخر مبلغ 7000 درهم الذي أعطيته للمدعو " الزريقي".</text:span></text:p>
            <text:p text:style-name="P34"><text:span text:style-name="T9">- ب.م : هذا ما لدي من تصريح.</text:span></text:p>
            <text:p text:style-name="P26"><text:span text:style-name="T9">في نفس اليوم و المكان على الساعة الثانية و عشر دقائق بعد الزوال، المعنية بالأمر تعرف القراءة و الكتابة، تصريحها تلته بنفسها، وافقت عليه دون زيادة <text:line-break/>أو حذف أونقصان أو تغيير، أصرت، ورفضت التوقيع والابصام في دفتر التصريحات.</text:span></text:p>
            <text:p text:style-name="P20"><text:span text:style-name="T9"><text:s text:c="5"/>في نفس اليوم و المكان على الساعة الثانية و خمسة عشر دقائق بعد الزوال، اتصلنا <text:s/>هاتفيا من جديد بالسيد وكيل الملك لدى المحكمة الابتدائية بطنجة، حيث أطلعناه عن نتيجة البحث، فأصدر تعليماته بنشر مذكرة بحث على الصعيد الوطني في حق المدعو "الزريقي" و تسليم المحجوزات إلى السيد رئيس مصلحة كتابة الضبط لدى نفس المحكمة و إنجاز المسطرة على شكل معلومات قضائية مع موافاته بكل ما استجدّ في الموضوع.</text:span></text:p>
            <text:p text:style-name="P28"><text:span text:style-name="T9">* </text:span><text:span text:style-name="T7">اشارات</text:span><text:span text:style-name="T9">:</text:span></text:p>
            <text:p text:style-name="P30"><text:span text:style-name="T9"><text:s text:c="2"/>- تم تنقيط المعنيين بالأمر فلم يكونوا موضوع أي بحث .</text:span></text:p>
            <text:p text:style-name="P30"><text:span text:style-name="T9"><text:s text:c="2"/>- حررنا برقية بحث في حق المسمى محمد الحربيلي المدعو "الزريقي" تحت رقم 1523/2 بتاريخ 10-06-2017 و بُعث بها إلى مصنف البطائق الجهوي للدرك الملكي بطنجة.</text:span></text:p>
            <text:p text:style-name="P44"><text:span text:style-name="T9"><text:s text:c="7"/>- أخبرنا قائد سريتنا بواسطة البرقية عدد 1520/2 بتاريخ 10-06-2017.</text:span></text:p>
            <text:p text:style-name="P25"><text:span text:style-name="T9"><text:s text:c="2"/>- إن القارب المطاطي من نوع "زودياك" و محركه من نوع "ياماها" و كذا كمية البنزين المقدرة ب 200 لتر، ستسلم إلى السيد رئيس مصلحة كتابة الضبط لدى المحكمة الإبتدائية بطنجة مقابل اعتراف.</text:span></text:p>
            <text:p text:style-name="P31"><text:span text:style-name="T9">- قمنا بفتح ملف الأبحاث الخاصة رقم 32/2017.</text:span></text:p>
            <text:p text:style-name="P10"><text:span text:style-name="T12">- </text:span><text:span text:style-name="T7">النظائـــــر الموجهـــــــــة</text:span><text:span text:style-name="T12"> -</text:span></text:p>
            <text:p text:style-name="P30"><text:span text:style-name="T7">الأولــــى</text:span><text:span text:style-name="T12"> (مع نسختها):</text:span><text:span text:style-name="T9"> إلى السيد وكيل الملك لدى المحكمة الإبتدائية بطنجة.</text:span></text:p>
            <text:p text:style-name="P30"><text:span text:style-name="T7">الـثــانـيـة</text:span><text:span text:style-name="T12">:</text:span><text:span text:style-name="T9"> للمحفوظـات.</text:span></text:p>
            <text:p text:style-name="P46"><text:span text:style-name="T9">حـرر و ختم في: 10 يونيو2017</text:span></text:p>
            <text:p text:style-name="P30"><text:span text:style-name="T9"><text:s/>الرقيب أول خ . بـــــومــاي <text:s text:c="25"/>الرقيب ع . أومــــــوي</text:span></text:p>
            <text:p text:style-name="P45"><text:span text:style-name="T9"><text:s text:c="9"/>(ض.ش.ق) <text:s text:c="42"/>(ع.ش.ق)</text:span></text:p>
            <text:p text:style-name="P17"/>
            <text:p text:style-name="P17"/>
            <text:p text:style-name="P17"/>
            <text:p text:style-name="P17"/>
            <text:p text:style-name="P17"/>
          </table:table-cell>
        </table:table-row>
      </table:table>
      <text:p text:style-name="P19"/>
      <text:p text:style-name="P32"><text:span text:style-name="T10"><text:s text:c="83"/></text:span></text:p>
      <text:p text:style-name="P47"><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Hiragino Mincho ProN" svg:font-family="'Hiragino Mincho ProN'" style:font-family-generic="system" style:font-pitch="variable"/>
    <style:font-face style:name="KacstOne" svg:font-family="KacstOne" style:font-family-generic="roman" style:font-pitch="variable"/>
    <style:font-face style:name="KacstOne1" svg:font-family="KacstOne"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udir MT" svg:font-family="'Mudir MT'"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aditional Arabic" svg:font-family="'Traditional Arab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fr" fo:country="FR" style:letter-kerning="false" style:font-name-asian="Times New Roman1" style:font-size-asian="10pt" style:language-asian="fr" style:country-asian="FR" style:font-name-complex="Traditional Arabic"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0pt" fo:language="fr" fo:country="FR" style:letter-kerning="false" style:font-name-asian="Times New Roman1" style:font-size-asian="10pt" style:language-asian="fr" style:country-asian="FR" style:font-name-complex="Traditional Arabic"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end" style:justify-single-word="false" fo:orphans="2" fo:widows="2" fo:hyphenation-ladder-count="no-limit" style:writing-mode="rl-tb"/>
      <style:text-properties style:use-window-font-color="true" loext:opacity="0%" style:font-name="Times New Roman" fo:font-family="'Times New Roman'" style:font-family-generic="roman" style:font-pitch="variable" fo:font-size="10pt" fo:language="fr" fo:country="FR" style:letter-kerning="false" style:font-name-asian="Times New Roman1" style:font-family-asian="'Times New Roman'" style:font-family-generic-asian="system" style:font-pitch-asian="variable" style:font-size-asian="10pt" style:language-asian="fr" style:country-asian="FR" style:font-name-complex="Traditional Arabic" style:font-family-complex="'Traditional Arabic'" style:font-family-generic-complex="system"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1665in" fo:margin-bottom="0.0417in" style: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style: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loext:linked-style-name="Titre_20_4_20_Car" style:default-outline-level="4" style:list-style-name=""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9" style:display-name="Heading 9" style:family="paragraph" style:parent-style-name="Standard" style:next-style-name="Standard" loext:linked-style-name="Titre_20_9_20_Car" style:default-outline-level="9" style:list-style-name=""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tyle="italic" style:font-name-asian="F"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Block_20_Text" style:display-name="Block Text" style:family="paragraph" style:parent-style-name="Standard">
      <style:paragraph-properties fo:margin-left="0.2945in" fo:margin-right="-0.6898in" fo:text-align="end" style:justify-single-word="false" fo:text-indent="0.7874in" style:auto-text-indent="false"/>
      <style:text-properties style:font-name-complex="Mudir MT" style:font-family-complex="'Mudir MT'"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loext:linked-style-name="Pied_20_de_20_page_20_Car" style:class="extra">
      <style:paragraph-properties>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paragraph-properties fo:margin-left="0.5in" fo:margin-right="0in" fo:margin-top="0in" fo:margin-bottom="0.139in" style:contextual-spacing="false" fo:line-height="115%" fo:text-align="start" style:justify-single-word="false" fo:text-indent="0in" style:auto-text-indent="false" style:writing-mode="lr-tb"/>
      <style:text-properties style:font-name="Calibri" fo:font-family="Calibri" style:font-family-generic="roman" style:font-pitch="variable" fo:font-size="11pt" style:font-size-asian="11pt" style:language-asian="en" style:country-asian="US" style:font-name-complex="Arial1" style:font-family-complex="Arial" style:font-family-generic-complex="system" style:font-pitch-complex="variable" style:font-size-complex="11pt"/>
    </style:style>
    <style:style style:name="Text_20_body_20_indent" style:display-name="Text body indent" style:family="paragraph" style:parent-style-name="Standard" loext:linked-style-name="Retrait_20_corps_20_de_20_texte_20_Car" style:class="text">
      <style:paragraph-properties fo:margin-left="0in" fo:margin-right="0in" fo:text-align="end" style:justify-single-word="false" fo:text-indent="0.5547in" style:auto-text-indent="false"/>
      <style:text-properties fo:font-size="13pt" fo:language="fr" fo:country="BE" style:font-size-asian="13pt" style:font-name-complex="Arial1" style:font-family-complex="Arial" style:font-family-generic-complex="system" style:font-pitch-complex="variable"/>
    </style:style>
    <style:style style:name="Balloon_20_Text" style:display-name="Balloon Text" style:family="paragraph" style:parent-style-name="Standard" loext:linked-style-name="Texte_20_de_20_bulles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_5f_5wj-" style:display-name="_5wj-" style:family="paragraph" style:parent-style-name="Standard">
      <style:paragraph-properties fo:margin-top="0.1945in" fo:margin-bottom="0.1945in" style:contextual-spacing="false" fo:text-align="start" style:justify-single-word="false" style:writing-mode="lr-tb"/>
      <style:text-properties fo:font-size="12pt"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Préformaté_20_HTML_20_Car">
      <style:paragraph-properties fo:text-align="start" style:justify-single-word="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Normal_20__28_Web_29_" style:display-name="Normal (Web)" style:family="paragraph" style:parent-style-name="Standard">
      <style:paragraph-properties fo:margin-top="0.1945in" fo:margin-bottom="0.1945in" style:contextual-spacing="false" fo:text-align="start" style:justify-single-word="false" style:writing-mode="lr-tb"/>
      <style:text-properties fo:font-size="12pt" style:font-size-asian="12pt" style:font-name-complex="Times New Roman1" style:font-family-complex="'Times New Roman'" style:font-family-generic-complex="system" style:font-pitch-complex="variable" style:font-size-complex="12pt"/>
    </style:style>
    <style:style style:name="Retrait_20_corps_20_de_20_texte_20_31" style:display-name="Retrait corps de texte 31" style:family="paragraph" style:parent-style-name="Standard">
      <style:paragraph-properties fo:margin-left="0.1965in" fo:margin-right="0in" fo:margin-top="0in" fo:margin-bottom="0.0835in" style:contextual-spacing="false" fo:hyphenation-ladder-count="no-limit" fo:text-indent="0in" style:auto-text-indent="false"/>
      <style:text-properties fo:font-size="8pt" style:font-size-asian="8pt" style:font-size-complex="8pt" fo:hyphenate="false" fo:hyphenation-remain-char-count="2" fo:hyphenation-push-char-count="2" loext:hyphenation-no-caps="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Pied_20_de_20_page_20_Car" style:display-name="Pied de page Car" style:family="text" style:parent-style-name="Default_20_Paragraph_20_Font" loext:linked-style-name="Footer"/>
    <style:style style:name="Titre_20_1_20_Car" style:display-name="Titre 1 Car" style:family="text" style:parent-style-name="Default_20_Paragraph_20_Font" loext:linked-style-name="Heading_20_1">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Retrait_20_corps_20_de_20_texte_20_Car" style:display-name="Retrait corps de texte Car" style:family="text" style:parent-style-name="Default_20_Paragraph_20_Font">
      <style:text-properties fo:font-size="13pt" fo:language="fr" fo:country="BE" style:font-size-asian="13pt" style:font-name-complex="Arial1" style:font-family-complex="Arial" style:font-family-generic-complex="system" style:font-pitch-complex="variable"/>
    </style:style>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articlecontent" style:family="text" style:parent-style-name="Default_20_Paragraph_20_Font"/>
    <style:style style:name="Préformaté_20_HTML_20_Car" style:display-name="Préformaté HTML Car" style:family="text" style:parent-style-name="Default_20_Paragraph_20_Font" loext:linked-style-name="HTML_20_Preformatted">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Titre_20_4_20_Car" style:display-name="Titre 4 Car" style:family="text" style:parent-style-name="Default_20_Paragraph_20_Font" loext:linked-style-name="Heading_20_4">
      <style:text-properties fo:color="#4f81bd" loext:opacity="100%"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Titre_20_9_20_Car" style:display-name="Titre 9 Car" style:family="text" style:parent-style-name="Default_20_Paragraph_20_Font" loext:linked-style-name="Heading_20_9">
      <style:text-properties fo:color="#404040" loext:opacity="100%" style:font-name="Cambria" fo:font-family="Cambria" style:font-family-generic="roman" style:font-pitch="variable" fo:font-style="italic" style:font-name-asian="F"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Endnote_20_Symbol" style:display-name="Endnote Symbol"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in" fo:text-align="center" style:justify-single-word="false" fo:text-indent="0.25in" style:auto-text-indent="false"/>
      <style:text-properties style:font-name="Arial" fo:font-size="12pt" style:font-size-asian="12pt" style:font-name-complex="Arial1" style:font-size-complex="12pt"/>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4902in" fo:margin-bottom="0.0783in" fo:margin-left="0.5909in" fo:margin-right="1.1807in" style:writing-mode="rl-tb" style:layout-grid-color="#c0c0c0" style:layout-grid-lines="93"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2165in" fo:margin-left="0in" fo:margin-right="0in" fo:margin-top="0.178in" style:dynamic-spacing="true"/>
      </style:footer-style>
    </style:page-layout>
    <style:page-layout style:name="Mpm2">
      <style:page-layout-properties fo:page-width="8.2681in" fo:page-height="11.6929in" style:num-format="1" style:print-orientation="portrait" fo:margin-top="0.5299in" fo:margin-bottom="0.0783in" fo:margin-left="0.5909in" fo:margin-right="1.1807in" style:writing-mode="rl-tb" style:layout-grid-color="#c0c0c0" style:layout-grid-lines="93"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165in" fo:margin-left="0in" fo:margin-right="0in" fo:margin-top="0.17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text:select-page="current">6</text:page-number></text:p>
        <text:p text:style-name="MP2"/>
        <text:p text:style-name="MP2"/>
      </style:footer>
    </style:master-page>
    <style:master-page style:name="First_20_Page" style:display-name="First Page" style:page-layout-name="Mpm2" draw:style-name="Mdp1" style:next-style-name="Standard">
      <style:footer>
        <text:p text:style-name="MP2"><text:page-number text:select-page="current">1</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23T16:28:00</meta:creation-date>
    <meta:initial-creator>MCI</meta:initial-creator>
    <dc:language>en-GB</dc:language>
    <meta:print-date>2018-05-19T17:59:00</meta:print-date>
    <dc:date>2025-02-06T13:48:30</dc:date>
    <meta:editing-cycles>19</meta:editing-cycles>
    <dc:title>Police des routes</dc:title>
    <meta:editing-duration>PT1H42M</meta:editing-duration>
    <meta:generator>LibreOffice/7.3.7.2$Linux_X86_64 LibreOffice_project/30$Build-2</meta:generator>
    <meta:document-statistic meta:table-count="2" meta:image-count="0" meta:object-count="0" meta:page-count="6" meta:paragraph-count="132" meta:word-count="2162" meta:character-count="11884" meta:non-whitespace-character-count="9591"/>
    <meta:user-defined meta:name="AppVersion">15.0000</meta:user-defined>
    <meta:user-defined meta:name="Company">Hewlett-Packard Company</meta:user-defined>
    <meta:template xlink:type="simple" xlink:actuate="onRequest" xlink:title="Normal.dotm" xlink:href=""/>
  </office:meta>
</office:document-meta>
</file>